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0e47d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17e37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bfba4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27693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0b516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97242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ohit Assamese" fo:font-size="12pt" officeooo:rsid="0017e375" officeooo:paragraph-rsid="0017e37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987f4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bfba4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10b516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92073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95161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9c092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10b516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197242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1167f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bfba4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10b516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1276935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1972421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1167f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bfba42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1972421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127693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ohit Assamese" fo:font-size="12pt" officeooo:rsid="001dac7a" officeooo:paragraph-rsid="001dac7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ohit Assamese" fo:font-size="12pt" officeooo:rsid="001dac7a" officeooo:paragraph-rsid="009c092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ohit Assamese" fo:font-size="12pt" officeooo:rsid="001dac7a" officeooo:paragraph-rsid="016e9d62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ohit Assamese" fo:font-size="12pt" officeooo:rsid="00e358ae" officeooo:paragraph-rsid="00e358ae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ohit Assamese" fo:font-size="12pt" officeooo:rsid="0199979e" officeooo:paragraph-rsid="0199979e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00e47d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0bfba42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10b516c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1972421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Lohit Assamese" fo:font-size="14pt" fo:font-style="normal" style:text-underline-style="none" fo:font-weight="normal" officeooo:rsid="001282da" officeooo:paragraph-rsid="001282da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ohit Assamese" fo:font-size="14pt" fo:font-style="normal" style:text-underline-style="none" fo:font-weight="normal" officeooo:rsid="0185b6d3" officeooo:paragraph-rsid="0185b6d3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0bfba4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10b516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0bfba42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10b516c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1276935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1972421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ohit Assamese" fo:font-size="18pt" style:text-underline-style="solid" style:text-underline-width="auto" style:text-underline-color="font-color" fo:font-weight="bold" officeooo:rsid="000c1029" officeooo:paragraph-rsid="000c1029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895dde"/>
    </style:style>
    <style:style style:name="P44" style:family="paragraph" style:parent-style-name="Standard">
      <style:paragraph-properties fo:text-align="start" style:justify-single-word="false"/>
      <style:text-properties officeooo:paragraph-rsid="00bfba42"/>
    </style:style>
    <style:style style:name="P45" style:family="paragraph" style:parent-style-name="Standard">
      <style:paragraph-properties fo:text-align="start" style:justify-single-word="false"/>
      <style:text-properties officeooo:paragraph-rsid="010b516c"/>
    </style:style>
    <style:style style:name="P46" style:family="paragraph" style:parent-style-name="Standard">
      <style:paragraph-properties fo:text-align="start" style:justify-single-word="false"/>
      <style:text-properties officeooo:paragraph-rsid="01276935"/>
    </style:style>
    <style:style style:name="P47" style:family="paragraph" style:parent-style-name="Standard">
      <style:paragraph-properties fo:text-align="start" style:justify-single-word="false"/>
      <style:text-properties officeooo:paragraph-rsid="01972421"/>
    </style:style>
    <style:style style:name="P48" style:family="paragraph" style:parent-style-name="Standard">
      <style:paragraph-properties fo:text-align="start" style:justify-single-word="false"/>
      <style:text-properties officeooo:rsid="000e47dd" officeooo:paragraph-rsid="000e47dd"/>
    </style:style>
    <style:style style:name="P49" style:family="paragraph" style:parent-style-name="Standard">
      <style:paragraph-properties fo:text-align="start" style:justify-single-word="false"/>
      <style:text-properties officeooo:rsid="000e47dd" officeooo:paragraph-rsid="0017e375"/>
    </style:style>
    <style:style style:name="P50" style:family="paragraph" style:parent-style-name="Standard">
      <style:paragraph-properties fo:text-align="start" style:justify-single-word="false"/>
      <style:text-properties officeooo:rsid="000e47dd" officeooo:paragraph-rsid="00bfba42"/>
    </style:style>
    <style:style style:name="P51" style:family="paragraph" style:parent-style-name="Standard">
      <style:paragraph-properties fo:text-align="start" style:justify-single-word="false"/>
      <style:text-properties officeooo:rsid="000e47dd" officeooo:paragraph-rsid="010b516c"/>
    </style:style>
    <style:style style:name="P52" style:family="paragraph" style:parent-style-name="Standard">
      <style:paragraph-properties fo:text-align="start" style:justify-single-word="false"/>
      <style:text-properties officeooo:rsid="000e47dd" officeooo:paragraph-rsid="0117288c"/>
    </style:style>
    <style:style style:name="P53" style:family="paragraph" style:parent-style-name="Standard">
      <style:paragraph-properties fo:text-align="start" style:justify-single-word="false"/>
      <style:text-properties officeooo:rsid="000e47dd" officeooo:paragraph-rsid="011fbb5e"/>
    </style:style>
    <style:style style:name="P54" style:family="paragraph" style:parent-style-name="Standard">
      <style:paragraph-properties fo:text-align="start" style:justify-single-word="false"/>
      <style:text-properties officeooo:rsid="000e47dd" officeooo:paragraph-rsid="01276935"/>
    </style:style>
    <style:style style:name="P55" style:family="paragraph" style:parent-style-name="Standard">
      <style:paragraph-properties fo:text-align="start" style:justify-single-word="false"/>
      <style:text-properties officeooo:rsid="000e47dd" officeooo:paragraph-rsid="015d81aa"/>
    </style:style>
    <style:style style:name="P56" style:family="paragraph" style:parent-style-name="Standard">
      <style:paragraph-properties fo:text-align="start" style:justify-single-word="false"/>
      <style:text-properties officeooo:rsid="000e47dd" officeooo:paragraph-rsid="01972421"/>
    </style:style>
    <style:style style:name="P57" style:family="paragraph" style:parent-style-name="Standard">
      <style:paragraph-properties fo:text-align="start" style:justify-single-word="false"/>
      <style:text-properties officeooo:rsid="000e47dd" officeooo:paragraph-rsid="0197a5d6"/>
    </style:style>
    <style:style style:name="P58" style:family="paragraph" style:parent-style-name="Standard">
      <style:paragraph-properties fo:text-align="start" style:justify-single-word="false"/>
      <style:text-properties fo:font-size="12pt" officeooo:rsid="000e47dd" officeooo:paragraph-rsid="001167f8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0e47dd" officeooo:paragraph-rsid="0017e375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0e47dd" officeooo:paragraph-rsid="009553c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0e47dd" officeooo:paragraph-rsid="009c092f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0e47dd" officeooo:paragraph-rsid="00bfba42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0e47dd" officeooo:paragraph-rsid="00e358ae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0e47dd" officeooo:paragraph-rsid="010b516c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0e47dd" officeooo:paragraph-rsid="01276935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0e47dd" officeooo:paragraph-rsid="01972421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2pt" officeooo:rsid="001dac7a" officeooo:paragraph-rsid="001dac7a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officeooo:rsid="001dac7a" officeooo:paragraph-rsid="01972421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1dac7a" officeooo:paragraph-rsid="01276935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22e6c7" officeooo:paragraph-rsid="0022e6c7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paragraph-rsid="0048f444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4811b" officeooo:paragraph-rsid="0014811b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2f1763" officeooo:paragraph-rsid="01972421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Ubuntu Mono" officeooo:rsid="000e47dd" officeooo:paragraph-rsid="00166262"/>
    </style:style>
    <style:style style:name="P75" style:family="paragraph" style:parent-style-name="Standard">
      <style:paragraph-properties fo:text-align="start" style:justify-single-word="false"/>
      <style:text-properties style:font-name="Ubuntu Mono" officeooo:rsid="000e47dd" officeooo:paragraph-rsid="00d7e8ac"/>
    </style:style>
    <style:style style:name="P76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0e47dd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17e375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bfba42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10b516c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1276935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1972421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197a5d6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Ubuntu Mono" fo:font-size="12pt" officeooo:paragraph-rsid="0017e375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0e47dd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17e375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0b516c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276935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5bca4c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5d81aa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4d955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6b23e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7229d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911f1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e9d62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7abf5e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972421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97a5d6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font-name="Ubuntu Mono" fo:font-size="12pt" officeooo:rsid="001b59fa" officeooo:paragraph-rsid="0017e375" style:font-size-asian="12pt" style:font-size-complex="12pt"/>
    </style:style>
    <style:style style:name="P99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01282da" style:font-size-asian="10.5pt" style:font-size-complex="12pt"/>
    </style:style>
    <style:style style:name="P100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014811b" style:font-size-asian="10.5pt" style:font-size-complex="12pt"/>
    </style:style>
    <style:style style:name="P101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0895dde" style:font-size-asian="10.5pt" style:font-size-complex="12pt"/>
    </style:style>
    <style:style style:name="P102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18cf3f3" style:font-size-asian="10.5pt" style:font-size-complex="12pt"/>
    </style:style>
    <style:style style:name="P103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987f42" style:font-size-asian="10.5pt" style:font-size-complex="12pt"/>
    </style:style>
    <style:style style:name="P104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bfba42" style:font-size-asian="10.5pt" style:font-size-complex="12pt"/>
    </style:style>
    <style:style style:name="P105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10b516c" style:font-size-asian="10.5pt" style:font-size-complex="12pt"/>
    </style:style>
    <style:style style:name="P106" style:family="paragraph" style:parent-style-name="Preformatted_20_Text">
      <style:paragraph-properties fo:text-align="start" style:justify-single-word="false"/>
      <style:text-properties style:font-name="Lohit Assamese" fo:font-size="12pt" officeooo:rsid="004eece4" officeooo:paragraph-rsid="009553cd" style:font-size-asian="10.5pt" style:font-size-complex="12pt"/>
    </style:style>
    <style:style style:name="P107" style:family="paragraph" style:parent-style-name="Preformatted_20_Text">
      <style:paragraph-properties fo:text-align="start" style:justify-single-word="false"/>
      <style:text-properties style:font-name="Lohit Assamese" fo:font-size="12pt" officeooo:rsid="004eece4" officeooo:paragraph-rsid="00987f42" style:font-size-asian="10.5pt" style:font-size-complex="12pt"/>
    </style:style>
    <style:style style:name="P108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197a5d6" style:font-size-asian="12pt" style:font-size-complex="12pt"/>
    </style:style>
    <style:style style:name="P109" style:family="paragraph" style:parent-style-name="Preformatted_20_Text">
      <style:paragraph-properties fo:text-align="start" style:justify-single-word="false"/>
      <style:text-properties style:font-name="Lohit Assamese" fo:font-size="14pt" officeooo:rsid="000e47dd" officeooo:paragraph-rsid="001282da" style:font-size-asian="14pt" style:font-size-complex="14pt"/>
    </style:style>
    <style:style style:name="P110" style:family="paragraph" style:parent-style-name="Preformatted_20_Text">
      <style:paragraph-properties fo:text-align="start" style:justify-single-word="false"/>
      <style:text-properties style:font-name="Lohit Assamese" fo:font-size="14pt" officeooo:rsid="00895dde" officeooo:paragraph-rsid="00895dde" style:font-size-asian="12.25pt" style:font-size-complex="14pt"/>
    </style:style>
    <style:style style:name="P111" style:family="paragraph" style:parent-style-name="Preformatted_20_Text">
      <style:paragraph-properties fo:text-align="start" style:justify-single-word="false"/>
      <style:text-properties style:font-name="Lohit Assamese" fo:font-size="14pt" officeooo:rsid="00895dde" officeooo:paragraph-rsid="008d362d" style:font-size-asian="12.25pt" style:font-size-complex="14pt"/>
    </style:style>
    <style:style style:name="P112" style:family="paragraph" style:parent-style-name="Preformatted_20_Text">
      <style:paragraph-properties fo:text-align="start" style:justify-single-word="false"/>
      <style:text-properties officeooo:paragraph-rsid="001282da"/>
    </style:style>
    <style:style style:name="P113" style:family="paragraph" style:parent-style-name="Preformatted_20_Text">
      <style:paragraph-properties fo:text-align="start" style:justify-single-word="false"/>
      <style:text-properties officeooo:paragraph-rsid="00895dde"/>
    </style:style>
    <style:style style:name="P114" style:family="paragraph" style:parent-style-name="Preformatted_20_Text">
      <style:paragraph-properties fo:text-align="start" style:justify-single-word="false"/>
      <style:text-properties officeooo:paragraph-rsid="008d362d"/>
    </style:style>
    <style:style style:name="P115" style:family="paragraph" style:parent-style-name="Preformatted_20_Text">
      <style:paragraph-properties fo:text-align="start" style:justify-single-word="false"/>
      <style:text-properties officeooo:paragraph-rsid="008d7dd6"/>
    </style:style>
    <style:style style:name="P116" style:family="paragraph" style:parent-style-name="Preformatted_20_Text">
      <style:paragraph-properties fo:text-align="start" style:justify-single-word="false"/>
      <style:text-properties officeooo:paragraph-rsid="00987f42"/>
    </style:style>
    <style:style style:name="P117" style:family="paragraph" style:parent-style-name="Preformatted_20_Text">
      <style:paragraph-properties fo:text-align="start" style:justify-single-word="false"/>
      <style:text-properties officeooo:paragraph-rsid="009b2ee9"/>
    </style:style>
    <style:style style:name="P118" style:family="paragraph" style:parent-style-name="Preformatted_20_Text">
      <style:paragraph-properties fo:text-align="start" style:justify-single-word="false"/>
      <style:text-properties officeooo:paragraph-rsid="00bfba42"/>
    </style:style>
    <style:style style:name="P119" style:family="paragraph" style:parent-style-name="Preformatted_20_Text">
      <style:paragraph-properties fo:text-align="start" style:justify-single-word="false"/>
      <style:text-properties officeooo:paragraph-rsid="010b516c"/>
    </style:style>
    <style:style style:name="P120" style:family="paragraph" style:parent-style-name="Preformatted_20_Text">
      <style:paragraph-properties fo:text-align="start" style:justify-single-word="false"/>
      <style:text-properties officeooo:paragraph-rsid="01972421"/>
    </style:style>
    <style:style style:name="P121" style:family="paragraph" style:parent-style-name="Preformatted_20_Text">
      <style:paragraph-properties fo:text-align="start" style:justify-single-word="false"/>
      <style:text-properties fo:font-size="12pt" officeooo:rsid="001dac7a" officeooo:paragraph-rsid="01509d49" style:font-size-asian="12pt" style:font-size-complex="12pt"/>
    </style:style>
    <style:style style:name="P122" style:family="paragraph" style:parent-style-name="Preformatted_20_Text">
      <style:paragraph-properties fo:text-align="start" style:justify-single-word="false"/>
      <style:text-properties fo:font-size="12pt" officeooo:rsid="001dac7a" officeooo:paragraph-rsid="015d81aa" style:font-size-asian="12pt" style:font-size-complex="12pt"/>
    </style:style>
    <style:style style:name="P123" style:family="paragraph" style:parent-style-name="Preformatted_20_Text">
      <style:paragraph-properties fo:text-align="start" style:justify-single-word="false"/>
      <style:text-properties fo:font-size="12pt" officeooo:rsid="001dac7a" officeooo:paragraph-rsid="001dac7a" style:font-size-asian="12pt" style:font-size-complex="12pt"/>
    </style:style>
    <style:style style:name="P124" style:family="paragraph" style:parent-style-name="Preformatted_20_Text">
      <style:paragraph-properties fo:text-align="start" style:justify-single-word="false"/>
      <style:text-properties fo:font-size="12pt" officeooo:rsid="001dac7a" officeooo:paragraph-rsid="002bf947" style:font-size-asian="12pt" style:font-size-complex="12pt"/>
    </style:style>
    <style:style style:name="P125" style:family="paragraph" style:parent-style-name="Preformatted_20_Text">
      <style:paragraph-properties fo:text-align="start" style:justify-single-word="false"/>
      <style:text-properties fo:font-size="14pt" officeooo:rsid="0062359b" officeooo:paragraph-rsid="006807cc" style:font-size-asian="12.25pt" style:font-size-complex="14pt"/>
    </style:style>
    <style:style style:name="P126" style:family="paragraph" style:parent-style-name="Preformatted_20_Text">
      <style:paragraph-properties fo:text-align="start" style:justify-single-word="false"/>
      <style:text-properties fo:font-size="14pt" officeooo:rsid="00895dde" officeooo:paragraph-rsid="008d362d" style:font-size-asian="12.25pt" style:font-size-complex="14pt"/>
    </style:style>
    <style:style style:name="P127" style:family="paragraph" style:parent-style-name="Preformatted_20_Text">
      <style:paragraph-properties fo:text-align="start" style:justify-single-word="false"/>
      <style:text-properties fo:font-size="14pt" officeooo:rsid="0062359b" officeooo:paragraph-rsid="01972421" style:font-size-asian="14pt" style:font-size-complex="14pt"/>
    </style:style>
    <style:style style:name="P128" style:family="paragraph" style:parent-style-name="Preformatted_20_Text">
      <style:text-properties style:font-name="Ubuntu Mono" fo:font-size="12pt" style:font-size-asian="12pt" style:font-size-complex="12pt"/>
    </style:style>
    <style:style style:name="P129" style:family="paragraph" style:parent-style-name="Preformatted_20_Text">
      <style:paragraph-properties fo:text-align="start" style:justify-single-word="false"/>
      <style:text-properties style:font-name="Ubuntu Mono" fo:font-size="12pt" fo:font-weight="normal" officeooo:rsid="000e47dd" officeooo:paragraph-rsid="00bfba42" style:font-size-asian="12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Lohit Assamese" fo:font-size="12pt" officeooo:rsid="000e47dd" officeooo:paragraph-rsid="000e47dd" style:font-size-asian="10.5pt" style:font-size-complex="12pt"/>
    </style:style>
    <style:style style:name="P131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0e47dd" style:font-size-asian="10.5pt" style:font-size-complex="12pt"/>
    </style:style>
    <style:style style:name="P132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972421" style:font-size-asian="10.5pt" style:font-size-complex="12pt"/>
    </style:style>
    <style:style style:name="P133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17e375" style:font-size-asian="10.5pt" style:font-size-complex="12pt"/>
    </style:style>
    <style:style style:name="P134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276935" style:font-size-asian="10.5pt" style:font-size-complex="12pt"/>
    </style:style>
    <style:style style:name="P135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1972421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17e375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00e47dd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04c6438" style:font-size-asian="10pt" style:font-size-complex="10pt"/>
    </style:style>
    <style:style style:name="P139" style:family="paragraph" style:parent-style-name="Standard">
      <style:paragraph-properties fo:text-align="start" style:justify-single-word="false"/>
      <style:text-properties style:font-name="Ubuntu Mono" fo:font-size="12pt" officeooo:rsid="00d18706" officeooo:paragraph-rsid="00bfba42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font-name="Ubuntu Mono" fo:font-size="12pt" officeooo:rsid="01169bc0" officeooo:paragraph-rsid="0117288c" style:font-size-asian="12pt" style:font-size-complex="12pt"/>
    </style:style>
    <style:style style:name="P141" style:family="paragraph" style:parent-style-name="Standard" style:list-style-name="L2">
      <style:paragraph-properties fo:text-align="start" style:justify-single-word="false"/>
      <style:text-properties officeooo:paragraph-rsid="01807658"/>
    </style:style>
    <style:style style:name="P142" style:family="paragraph" style:parent-style-name="Standard" style:list-style-name="L3">
      <style:paragraph-properties fo:text-align="start" style:justify-single-word="false"/>
      <style:text-properties officeooo:paragraph-rsid="017bc249"/>
    </style:style>
    <style:style style:name="P143" style:family="paragraph" style:parent-style-name="Standard" style:list-style-name="L3">
      <style:paragraph-properties fo:text-align="start" style:justify-single-word="false"/>
      <style:text-properties officeooo:paragraph-rsid="017abf5e"/>
    </style:style>
    <style:style style:name="T1" style:family="text">
      <style:text-properties style:font-name="Lohit Assamese"/>
    </style:style>
    <style:style style:name="T2" style:family="text">
      <style:text-properties style:font-name="Lohit Assamese" fo:font-size="12pt" style:font-size-asian="10.5pt" style:font-size-complex="12pt"/>
    </style:style>
    <style:style style:name="T3" style:family="text">
      <style:text-properties style:font-name="Lohit Assamese" fo:font-size="12pt" officeooo:rsid="000e47dd" style:font-size-asian="10.5pt" style:font-size-complex="12pt"/>
    </style:style>
    <style:style style:name="T4" style:family="text">
      <style:text-properties style:font-name="Lohit Assamese" fo:font-size="12pt" officeooo:rsid="004eece4" style:font-size-asian="10.5pt" style:font-size-complex="12pt"/>
    </style:style>
    <style:style style:name="T5" style:family="text">
      <style:text-properties style:font-name="Lohit Assamese" fo:font-size="12pt" officeooo:rsid="00c75123" style:font-size-asian="10.5pt" style:font-size-complex="12pt"/>
    </style:style>
    <style:style style:name="T6" style:family="text">
      <style:text-properties style:font-name="Lohit Assamese" fo:font-size="12pt" officeooo:rsid="00cd3e20" style:font-size-asian="10.5pt" style:font-size-complex="12pt"/>
    </style:style>
    <style:style style:name="T7" style:family="text">
      <style:text-properties style:font-name="Lohit Assamese" fo:font-size="12pt" officeooo:rsid="012b0d40" style:font-size-asian="10.5pt" style:font-size-complex="12pt"/>
    </style:style>
    <style:style style:name="T8" style:family="text">
      <style:text-properties style:font-name="Lohit Assamese" fo:font-size="12pt" officeooo:rsid="0197a5d6" style:font-size-asian="10.5pt" style:font-size-complex="12pt"/>
    </style:style>
    <style:style style:name="T9" style:family="text">
      <style:text-properties style:font-name="Lohit Assamese" fo:font-size="12pt" officeooo:rsid="00101743" style:font-size-asian="12pt" style:font-size-complex="12pt"/>
    </style:style>
    <style:style style:name="T10" style:family="text">
      <style:text-properties style:font-name="Lohit Assamese" fo:font-size="12pt" officeooo:rsid="01972421" style:font-size-asian="12pt" style:font-size-complex="12pt"/>
    </style:style>
    <style:style style:name="T11" style:family="text">
      <style:text-properties style:font-name="Lohit Assamese" fo:font-size="12pt" officeooo:rsid="0197a5d6" style:font-size-asian="12pt" style:font-size-complex="12pt"/>
    </style:style>
    <style:style style:name="T12" style:family="text">
      <style:text-properties style:font-name="Lohit Assamese" fo:font-size="12pt" fo:font-style="normal" officeooo:rsid="001fc5f9" style:font-size-asian="12pt" style:font-style-asian="normal" style:font-size-complex="12pt" style:font-style-complex="normal"/>
    </style:style>
    <style:style style:name="T13" style:family="text">
      <style:text-properties style:font-name="Lohit Assamese" fo:font-size="12pt" fo:font-style="normal" officeooo:rsid="017bc249" style:font-size-asian="12pt" style:font-style-asian="normal" style:font-size-complex="12pt" style:font-style-complex="normal"/>
    </style:style>
    <style:style style:name="T14" style:family="text">
      <style:text-properties style:font-name="Lohit Assamese" fo:font-size="12pt" fo:font-style="normal" officeooo:rsid="017e4e77" style:font-size-asian="12pt" style:font-style-asian="normal" style:font-size-complex="12pt" style:font-style-complex="normal"/>
    </style:style>
    <style:style style:name="T15" style:family="text">
      <style:text-properties style:font-name="Lohit Assamese" fo:font-size="12pt" fo:font-style="normal" officeooo:rsid="0171d9b3" style:font-size-asian="12pt" style:font-style-asian="normal" style:font-size-complex="12pt" style:font-style-complex="normal"/>
    </style:style>
    <style:style style:name="T16" style:family="text">
      <style:text-properties style:font-name="Lohit Assamese" fo:font-size="12pt" fo:font-style="normal" officeooo:rsid="0175ab84" style:font-size-asian="12pt" style:font-style-asian="normal" style:font-size-complex="12pt" style:font-style-complex="normal"/>
    </style:style>
    <style:style style:name="T17" style:family="text">
      <style:text-properties style:font-name="Lohit Assamese" fo:font-size="12pt" fo:font-style="normal" officeooo:rsid="01807658" style:font-size-asian="12pt" style:font-style-asian="normal" style:font-size-complex="12pt" style:font-style-complex="normal"/>
    </style:style>
    <style:style style:name="T18" style:family="text">
      <style:text-properties style:font-name="Lohit Assamese" fo:font-size="10pt" officeooo:rsid="00101743" style:font-size-asian="10pt" style:font-size-complex="10pt"/>
    </style:style>
    <style:style style:name="T19" style:family="text">
      <style:text-properties style:font-name="Lohit Assamese" officeooo:rsid="00101743"/>
    </style:style>
    <style:style style:name="T20" style:family="text">
      <style:text-properties style:font-name="Lohit Assamese" officeooo:rsid="001167f8"/>
    </style:style>
    <style:style style:name="T21" style:family="text">
      <style:text-properties style:font-name="Lohit Assamese" officeooo:rsid="001c2fd7"/>
    </style:style>
    <style:style style:name="T22" style:family="text">
      <style:text-properties style:font-name="Lohit Assamese" fo:font-size="14pt" officeooo:rsid="00987f42" style:font-size-asian="12.25pt" style:font-size-complex="14pt"/>
    </style:style>
    <style:style style:name="T23" style:family="text">
      <style:text-properties style:font-name="Lohit Assamese" fo:font-size="14pt" officeooo:rsid="019aa728" style:font-size-asian="12.25pt" style:font-size-complex="14pt"/>
    </style:style>
    <style:style style:name="T24" style:family="text">
      <style:text-properties style:font-name="Lohit Assamese" fo:font-size="14pt" fo:font-style="normal" officeooo:rsid="011fbb5e" style:font-size-asian="12.25pt" style:font-style-asian="normal" style:font-size-complex="14pt" style:font-style-complex="normal"/>
    </style:style>
    <style:style style:name="T25" style:family="text">
      <style:text-properties style:font-name="Lohit Assamese" fo:font-size="14pt" fo:font-style="normal" officeooo:rsid="01487b18" style:font-size-asian="12.25pt" style:font-style-asian="normal" style:font-size-complex="14pt" style:font-style-complex="normal"/>
    </style:style>
    <style:style style:name="T26" style:family="text">
      <style:text-properties style:font-name="Lohit Assamese" fo:font-size="14pt" fo:font-style="normal" officeooo:rsid="01509d49" style:font-size-asian="14pt" style:font-style-asian="normal" style:font-size-complex="14pt" style:font-style-complex="normal"/>
    </style:style>
    <style:style style:name="T27" style:family="text">
      <style:text-properties style:font-name="Lohit Assamese" fo:font-size="14pt" fo:font-style="normal" officeooo:rsid="015d81aa" style:font-size-asian="14pt" style:font-style-asian="normal" style:font-size-complex="14pt" style:font-style-complex="normal"/>
    </style:style>
    <style:style style:name="T28" style:family="text">
      <style:text-properties style:font-name="Lohit Assamese" officeooo:rsid="0061a550"/>
    </style:style>
    <style:style style:name="T29" style:family="text">
      <style:text-properties style:font-name="Lohit Assamese" fo:font-weight="normal" style:font-weight-asian="normal" style:font-weight-complex="normal"/>
    </style:style>
    <style:style style:name="T30" style:family="text">
      <style:text-properties style:font-name="Lohit Assamese" officeooo:rsid="00647e41"/>
    </style:style>
    <style:style style:name="T31" style:family="text">
      <style:text-properties style:font-name="Lohit Assamese" officeooo:rsid="0071960c"/>
    </style:style>
    <style:style style:name="T32" style:family="text">
      <style:text-properties style:font-name="Lohit Assamese" fo:font-style="italic" officeooo:rsid="001fc5f9" style:font-style-asian="italic" style:font-style-complex="italic"/>
    </style:style>
    <style:style style:name="T33" style:family="text">
      <style:text-properties style:font-name="Lohit Assamese" fo:font-style="normal" style:font-style-asian="normal" style:font-style-complex="normal"/>
    </style:style>
    <style:style style:name="T34" style:family="text">
      <style:text-properties style:font-name="Lohit Assamese" fo:font-style="normal" officeooo:rsid="001fc5f9" style:font-style-asian="normal" style:font-style-complex="normal"/>
    </style:style>
    <style:style style:name="T35" style:family="text">
      <style:text-properties style:font-name="Lohit Assamese" fo:font-style="normal" officeooo:rsid="001167f8" style:font-style-asian="normal" style:font-style-complex="normal"/>
    </style:style>
    <style:style style:name="T36" style:family="text">
      <style:text-properties style:font-name="Lohit Assamese" fo:font-style="normal" officeooo:rsid="015bca4c" style:font-style-asian="normal" style:font-style-complex="normal"/>
    </style:style>
    <style:style style:name="T37" style:family="text">
      <style:text-properties style:font-name="Lohit Assamese" fo:font-style="normal" officeooo:rsid="0164d955" style:font-style-asian="normal" style:font-style-complex="normal"/>
    </style:style>
    <style:style style:name="T38" style:family="text">
      <style:text-properties style:font-name="Lohit Assamese" fo:font-style="normal" officeooo:rsid="0166b23e" style:font-style-asian="normal" style:font-style-complex="normal"/>
    </style:style>
    <style:style style:name="T39" style:family="text">
      <style:text-properties style:font-name="Lohit Assamese" fo:font-style="normal" officeooo:rsid="0167229d" style:font-style-asian="normal" style:font-style-complex="normal"/>
    </style:style>
    <style:style style:name="T40" style:family="text">
      <style:text-properties style:font-name="Lohit Assamese" fo:font-style="normal" officeooo:rsid="016911f1" style:font-style-asian="normal" style:font-style-complex="normal"/>
    </style:style>
    <style:style style:name="T41" style:family="text">
      <style:text-properties style:font-name="Lohit Assamese" fo:font-style="normal" officeooo:rsid="016de7e4" style:font-style-asian="normal" style:font-style-complex="normal"/>
    </style:style>
    <style:style style:name="T42" style:family="text">
      <style:text-properties style:font-name="Lohit Assamese" fo:font-style="normal" officeooo:rsid="016e9d62" style:font-style-asian="normal" style:font-style-complex="normal"/>
    </style:style>
    <style:style style:name="T43" style:family="text">
      <style:text-properties style:font-name="Lohit Assamese" fo:font-style="normal" officeooo:rsid="0171d9b3" style:font-style-asian="normal" style:font-style-complex="normal"/>
    </style:style>
    <style:style style:name="T44" style:family="text">
      <style:text-properties style:font-name="Lohit Assamese" fo:font-style="normal" officeooo:rsid="01509d49" style:font-size-asian="10.5pt" style:font-style-asian="normal" style:font-style-complex="normal"/>
    </style:style>
    <style:style style:name="T45" style:family="text">
      <style:text-properties style:font-name="Lohit Assamese" fo:font-style="normal" officeooo:rsid="015308ac" style:font-size-asian="10.5pt" style:font-style-asian="normal" style:font-style-complex="normal"/>
    </style:style>
    <style:style style:name="T46" style:family="text">
      <style:text-properties style:font-name="Lohit Assamese" fo:font-style="normal" officeooo:rsid="01605674" style:font-size-asian="10.5pt" style:font-style-asian="normal" style:font-style-complex="normal"/>
    </style:style>
    <style:style style:name="T47" style:family="text">
      <style:text-properties style:font-name="Lohit Assamese" fo:font-style="normal" officeooo:rsid="016105bb" style:font-size-asian="10.5pt" style:font-style-asian="normal" style:font-style-complex="normal"/>
    </style:style>
    <style:style style:name="T48" style:family="text">
      <style:text-properties style:font-name="Lohit Assamese" fo:font-style="normal" officeooo:rsid="00a98b9d" style:font-size-asian="10.5pt" style:font-style-asian="normal" style:font-style-complex="normal"/>
    </style:style>
    <style:style style:name="T49" style:family="text">
      <style:text-properties style:font-name="Lohit Assamese" officeooo:rsid="007965f6"/>
    </style:style>
    <style:style style:name="T50" style:family="text">
      <style:text-properties style:font-name="Lohit Assamese" officeooo:rsid="007977fb"/>
    </style:style>
    <style:style style:name="T51" style:family="text">
      <style:text-properties style:font-name="Lohit Assamese" officeooo:rsid="009814d8"/>
    </style:style>
    <style:style style:name="T52" style:family="text">
      <style:text-properties style:font-name="Lohit Assamese" officeooo:rsid="00a0d4eb"/>
    </style:style>
    <style:style style:name="T53" style:family="text">
      <style:text-properties style:font-name="Lohit Assamese" officeooo:rsid="00e1fceb"/>
    </style:style>
    <style:style style:name="T54" style:family="text">
      <style:text-properties style:font-name="Lohit Assamese" officeooo:rsid="00e358ae"/>
    </style:style>
    <style:style style:name="T55" style:family="text">
      <style:text-properties style:font-name="Lohit Assamese" officeooo:rsid="00ffaf74"/>
    </style:style>
    <style:style style:name="T56" style:family="text">
      <style:text-properties style:font-name="Lohit Assamese" officeooo:rsid="0117e06d"/>
    </style:style>
    <style:style style:name="T57" style:family="text">
      <style:text-properties style:font-name="Lohit Assamese" officeooo:rsid="018d9dc0"/>
    </style:style>
    <style:style style:name="T58" style:family="text">
      <style:text-properties style:font-name="Lohit Assamese" officeooo:rsid="01972421"/>
    </style:style>
    <style:style style:name="T59" style:family="text">
      <style:text-properties officeooo:rsid="00101743"/>
    </style:style>
    <style:style style:name="T60" style:family="text">
      <style:text-properties fo:font-size="10pt" officeooo:rsid="00101743" style:font-size-asian="10pt" style:font-size-complex="10pt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101743" style:font-size-asian="12pt" style:font-size-complex="12pt"/>
    </style:style>
    <style:style style:name="T63" style:family="text">
      <style:text-properties fo:font-size="12pt" officeooo:rsid="00d18706" style:font-size-asian="12pt" style:font-size-complex="12pt"/>
    </style:style>
    <style:style style:name="T64" style:family="text">
      <style:text-properties officeooo:rsid="001282da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c38ef5" style:font-weight-asian="normal" style:font-weight-complex="normal"/>
    </style:style>
    <style:style style:name="T67" style:family="text">
      <style:text-properties fo:font-weight="normal" officeooo:rsid="00ec13ef" style:font-weight-asian="normal" style:font-weight-complex="normal"/>
    </style:style>
    <style:style style:name="T68" style:family="text">
      <style:text-properties fo:font-weight="normal" officeooo:rsid="00eca912" style:font-weight-asian="normal" style:font-weight-complex="normal"/>
    </style:style>
    <style:style style:name="T69" style:family="text">
      <style:text-properties fo:font-weight="normal" officeooo:rsid="010ba019" style:font-weight-asian="normal" style:font-weight-complex="normal"/>
    </style:style>
    <style:style style:name="T70" style:family="text">
      <style:text-properties style:font-name="Ubuntu Mono" style:font-size-asian="12pt"/>
    </style:style>
    <style:style style:name="T71" style:family="text">
      <style:text-properties style:font-name="Ubuntu Mono" officeooo:rsid="004410c1" style:font-size-asian="12pt"/>
    </style:style>
    <style:style style:name="T72" style:family="text">
      <style:text-properties style:font-name="Ubuntu Mono" officeooo:rsid="018cf3f3" style:font-size-asian="12pt"/>
    </style:style>
    <style:style style:name="T73" style:family="text">
      <style:text-properties style:font-name="Ubuntu Mono" fo:font-size="12pt" style:font-size-asian="12pt" style:font-size-complex="12pt"/>
    </style:style>
    <style:style style:name="T74" style:family="text">
      <style:text-properties style:font-name="Ubuntu Mono" fo:font-size="12pt" officeooo:rsid="001282da" style:font-size-asian="12pt" style:font-size-complex="12pt"/>
    </style:style>
    <style:style style:name="T75" style:family="text">
      <style:text-properties style:font-name="Ubuntu Mono" fo:font-size="12pt" officeooo:rsid="00101743" style:font-size-asian="12pt" style:font-size-complex="12pt"/>
    </style:style>
    <style:style style:name="T76" style:family="text">
      <style:text-properties style:font-name="Ubuntu Mono" fo:font-size="12pt" officeooo:rsid="0014811b" style:font-size-asian="12pt" style:font-size-complex="12pt"/>
    </style:style>
    <style:style style:name="T77" style:family="text">
      <style:text-properties style:font-name="Ubuntu Mono" fo:font-size="12pt" officeooo:rsid="00310c2e" style:font-size-asian="12pt" style:font-size-complex="12pt"/>
    </style:style>
    <style:style style:name="T78" style:family="text">
      <style:text-properties style:font-name="Ubuntu Mono" fo:font-size="12pt" officeooo:rsid="00d18706" style:font-size-asian="12pt" style:font-size-complex="12pt"/>
    </style:style>
    <style:style style:name="T79" style:family="text">
      <style:text-properties style:font-name="Ubuntu Mono" fo:font-size="12pt" officeooo:rsid="01169bc0" style:font-size-asian="12pt" style:font-size-complex="12pt"/>
    </style:style>
    <style:style style:name="T80" style:family="text">
      <style:text-properties style:font-name="Ubuntu Mono" fo:font-size="12pt" officeooo:rsid="0197a5d6" style:font-size-asian="12pt" style:font-size-complex="12pt"/>
    </style:style>
    <style:style style:name="T81" style:family="text">
      <style:text-properties style:font-name="Ubuntu Mono" fo:font-size="12pt" officeooo:rsid="001282da" style:font-size-asian="10.5pt" style:font-size-complex="12pt"/>
    </style:style>
    <style:style style:name="T82" style:family="text">
      <style:text-properties style:font-name="Ubuntu Mono" fo:font-size="12pt" style:text-underline-style="none" fo:font-weight="normal" style:font-size-asian="12pt" style:font-weight-asian="normal" style:font-size-complex="12pt" style:font-weight-complex="normal"/>
    </style:style>
    <style:style style:name="T83" style:family="text">
      <style:text-properties style:font-name="Ubuntu Mono" fo:font-size="12pt" style:text-underline-style="none" fo:font-weight="normal" officeooo:rsid="0190f2c5" style:font-size-asian="12pt" style:font-weight-asian="normal" style:font-size-complex="12pt" style:font-weight-complex="normal"/>
    </style:style>
    <style:style style:name="T84" style:family="text">
      <style:text-properties style:font-name="Ubuntu Mono" fo:font-size="12pt" fo:font-style="normal" officeooo:rsid="00a98b9d" style:font-size-asian="12pt" style:font-style-asian="normal" style:font-size-complex="12pt" style:font-style-complex="normal"/>
    </style:style>
    <style:style style:name="T85" style:family="text">
      <style:text-properties style:font-name="Ubuntu Mono" fo:font-size="12pt" fo:font-style="normal" officeooo:rsid="010b516c" style:font-size-asian="12pt" style:font-style-asian="normal" style:font-size-complex="12pt" style:font-style-complex="normal"/>
    </style:style>
    <style:style style:name="T86" style:family="text">
      <style:text-properties style:font-name="Ubuntu Mono" officeooo:rsid="00101743"/>
    </style:style>
    <style:style style:name="T87" style:family="text">
      <style:text-properties style:font-name="Ubuntu Mono" fo:font-style="normal" style:font-style-asian="normal" style:font-style-complex="normal"/>
    </style:style>
    <style:style style:name="T88" style:family="text">
      <style:text-properties style:font-name="Ubuntu Mono" fo:font-style="normal" officeooo:rsid="00a98b9d" style:font-style-asian="normal" style:font-style-complex="normal"/>
    </style:style>
    <style:style style:name="T89" style:family="text">
      <style:text-properties style:font-name="Ubuntu Mono" fo:font-style="normal" officeooo:rsid="010b516c" style:font-style-asian="normal" style:font-style-complex="normal"/>
    </style:style>
    <style:style style:name="T90" style:family="text">
      <style:text-properties style:font-name="Ubuntu Mono" officeooo:rsid="0014811b"/>
    </style:style>
    <style:style style:name="T91" style:family="text">
      <style:text-properties officeooo:rsid="006eeaf8"/>
    </style:style>
    <style:style style:name="T92" style:family="text">
      <style:text-properties officeooo:rsid="00c12677"/>
    </style:style>
    <style:style style:name="T93" style:family="text">
      <style:text-properties officeooo:rsid="010ba019"/>
    </style:style>
    <style:style style:name="T94" style:family="text">
      <style:text-properties officeooo:rsid="018a13bc"/>
    </style:style>
    <style:style style:name="T95" style:family="text">
      <style:text-properties officeooo:rsid="000e47dd"/>
    </style:style>
    <style:style style:name="T96" style:family="text">
      <style:text-properties officeooo:rsid="01972421"/>
    </style:style>
    <style:style style:name="T97" style:family="text">
      <style:text-properties officeooo:rsid="019aa7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INSTALLATION AND RUNNING OF CGAL</text:p>
      <text:list xml:id="list2438870949" text:style-name="L1">
        <text:list-header>
          <text:p text:style-name="P130"/>
        </text:list-header>
      </text:list>
      <text:p text:style-name="P34"/>
      <text:p text:style-name="P35">Please install everything in the given order. <text:span text:style-name="T94">I suggest installing ubuntu 18.04. Read all instructions before installing anything.</text:span></text:p>
      <text:p text:style-name="P34"/>
      <text:p text:style-name="P34">Initial Installations</text:p>
      <text:p text:style-name="P99"><text:span text:style-name="Source_20_Text"><text:span text:style-name="T61"/></text:span></text:p>
      <text:p text:style-name="P99"><text:span text:style-name="Source_20_Text"><text:span text:style-name="T70">sudo apt-get update</text:span></text:span></text:p>
      <text:p text:style-name="P99"><text:span text:style-name="Source_20_Text"><text:span text:style-name="T70"/></text:span></text:p>
      <text:p text:style-name="P99"><text:span text:style-name="Source_20_Text"><text:span text:style-name="T70">sudo apt-get upgrade</text:span></text:span></text:p>
      <text:p text:style-name="P99"><text:span text:style-name="Source_20_Text"><text:span text:style-name="T70"/></text:span></text:p>
      <text:p text:style-name="P100"><text:span text:style-name="Source_20_Text"><text:span text:style-name="T70">sudo apt-get install gcc</text:span></text:span></text:p>
      <text:p text:style-name="P100"><text:span text:style-name="Source_20_Text"><text:span text:style-name="T70"/></text:span></text:p>
      <text:p text:style-name="P102"><text:span text:style-name="Source_20_Text"><text:span text:style-name="T70">sudo apt-get install g</text:span></text:span><text:span text:style-name="Source_20_Text"><text:span text:style-name="T72">++</text:span></text:span></text:p>
      <text:p text:style-name="P100"><text:span text:style-name="Source_20_Text"><text:span text:style-name="T70"><text:s/></text:span></text:span></text:p>
      <text:p text:style-name="P112"><text:span text:style-name="Source_20_Text"><text:span text:style-name="T74">sudo apt-get install build-essential</text:span></text:span></text:p>
      <text:p text:style-name="P112"><text:span text:style-name="Teletype"><text:span text:style-name="T74"/></text:span></text:p>
      <text:p text:style-name="P112"><text:span text:style-name="Source_20_Text"><text:span text:style-name="T74">sudo apt-get install m4</text:span></text:span></text:p>
      <text:p text:style-name="P109"/>
      <text:p text:style-name="P30"><text:span text:style-name="T64">1. </text:span><text:span text:style-name="T65">CMAKE</text:span></text:p>
      <text:p text:style-name="P137"/>
      <text:p text:style-name="P1">go to <text:a xlink:type="simple" xlink:href="https://cmake.org/download/" text:style-name="Internet_20_link" text:visited-style-name="Visited_20_Internet_20_Link">https://cmake.org/download/</text:a></text:p>
      <text:p text:style-name="P1">Download the latest version in Unix/Linux Source category.</text:p>
      <text:p text:style-name="P1">Eg: cmake-3.11.1.tar.gz , cmake-3.11.1.tar.Z</text:p>
      <text:p text:style-name="P1">Extract the downloaded file.</text:p>
      <text:p text:style-name="P1">Go to the folder and open a terminal</text:p>
      <text:p text:style-name="P48"><text:span text:style-name="T18"><text:s text:c="14"/></text:span><text:span text:style-name="T9"><text:s/>in the terminal run the following commands :-</text:span></text:p>
      <text:p text:style-name="P138"><text:s text:c="15"/></text:p>
      <text:p text:style-name="P74"><text:span text:style-name="T60"><text:s text:c="9"/></text:span><text:span text:style-name="T62">./bootstrap</text:span></text:p>
      <text:p text:style-name="P84"><text:s text:c="8"/>make </text:p>
      <text:p text:style-name="P84"><text:s text:c="8"/>sudo make install</text:p>
      <text:p text:style-name="P76"/>
      <text:p text:style-name="P58"><text:span text:style-name="T19"><text:s text:c="13"/>(if any of these commands does’nt work add or remove sudo from it</text:span><text:span text:style-name="T20">)</text:span></text:p>
      <text:p text:style-name="P16"/>
      <text:p text:style-name="P21">These steps should lead to a successful installation of cmake.</text:p>
      <text:p text:style-name="P21"/>
      <text:p text:style-name="P124"><text:span text:style-name="Source_20_Text"><text:span text:style-name="T32">Restart the system </text:span></text:span><text:span text:style-name="Source_20_Text"><text:span text:style-name="T34">(imp)</text:span></text:span></text:p>
      <text:p text:style-name="P124"><text:span text:style-name="Source_20_Text"><text:span text:style-name="T34"/></text:span></text:p>
      <text:p text:style-name="P127"><text:span text:style-name="T57">2.</text:span><text:span text:style-name="T1"> </text:span><text:span text:style-name="T30">GMP</text:span></text:p>
      <text:p text:style-name="P6"/>
      <text:p text:style-name="P6">go to <text:a xlink:type="simple" xlink:href="https://gmplib.org/#DOWNLOAD" text:style-name="Internet_20_link" text:visited-style-name="Visited_20_Internet_20_Link">https://gmplib.org/#DOWNLOAD</text:a></text:p>
      <text:p text:style-name="P6">Download the latest version in Unix/Linux Source category.</text:p>
      <text:p text:style-name="P6">Eg: gmp-6.1.2.tar.xz</text:p>
      <text:p text:style-name="P6">Extract the downloaded file.</text:p>
      <text:p text:style-name="P6">Go to the folder and open a terminal</text:p>
      <text:p text:style-name="P56"><text:span text:style-name="T10">I</text:span><text:span text:style-name="T9">n the terminal run the following commands :-</text:span></text:p>
      <text:p text:style-name="P41"><text:s text:c="15"/></text:p>
      <text:p text:style-name="P56"><text:soft-page-break/><text:span text:style-name="T18"><text:s text:c="16"/></text:span><text:span text:style-name="T75">./</text:span><text:span text:style-name="T76">configure</text:span></text:p>
      <text:p text:style-name="P96"><text:s text:c="8"/>make </text:p>
      <text:p text:style-name="P81"><text:s text:c="8"/><text:span text:style-name="T91">make check</text:span></text:p>
      <text:p text:style-name="P96"><text:s text:c="8"/>sudo make install</text:p>
      <text:p text:style-name="P81"/>
      <text:p text:style-name="P66"><text:span text:style-name="T19"><text:s text:c="13"/>(if any of these commands does’nt work add or remove sudo from it</text:span><text:span text:style-name="T20">)</text:span></text:p>
      <text:p text:style-name="P20"/>
      <text:p text:style-name="P66"><text:span text:style-name="T19">These steps should lead to a successful installation of </text:span><text:span text:style-name="T31">GMP</text:span><text:span text:style-name="T19">.</text:span></text:p>
      <text:p text:style-name="P23"/>
      <text:p text:style-name="P73"><text:span text:style-name="T19">3. </text:span><text:span text:style-name="T1">MPFR</text:span></text:p>
      <text:p text:style-name="P15"/>
      <text:p text:style-name="P15"><text:span text:style-name="T95">go to </text:span><text:a xlink:type="simple" xlink:href="http://www.mpfr.org/mpfr-current/#download" text:style-name="Internet_20_link" text:visited-style-name="Visited_20_Internet_20_Link"><text:span text:style-name="T95">http://www.mpfr.org/mpfr-current/#download</text:span></text:a></text:p>
      <text:p text:style-name="P6">Download the latest version in Unix/Linux Source category.</text:p>
      <text:p text:style-name="P6">Eg: mpfr-4.0.1.tar.xz</text:p>
      <text:p text:style-name="P6">Extract the downloaded file.</text:p>
      <text:p text:style-name="P6">Go to the folder and open a terminal</text:p>
      <text:p text:style-name="P56"><text:span text:style-name="T18"><text:s/></text:span><text:span text:style-name="T10">In</text:span><text:span text:style-name="T9"> the terminal run the following commands :-</text:span></text:p>
      <text:p text:style-name="P23"/>
      <text:p text:style-name="P56"><text:span text:style-name="T18"><text:s text:c="15"/></text:span><text:span text:style-name="T75">./</text:span><text:span text:style-name="T76">configure</text:span></text:p>
      <text:p text:style-name="P96"><text:s text:c="7"/>make </text:p>
      <text:p text:style-name="P47"><text:span text:style-name="T75"><text:s text:c="7"/></text:span><text:span text:style-name="Example"><text:span text:style-name="T86">VERBOSE=1 make check</text:span></text:span></text:p>
      <text:p text:style-name="P96"><text:s text:c="7"/>sudo make install</text:p>
      <text:p text:style-name="P81"/>
      <text:p text:style-name="P66"><text:span text:style-name="T19"><text:s text:c="13"/>(if any of these commands does’nt work add or remove sudo from it</text:span><text:span text:style-name="T20">)</text:span></text:p>
      <text:p text:style-name="P20"/>
      <text:p text:style-name="P66"><text:span text:style-name="T19">These steps should lead to a successful installation of </text:span><text:span text:style-name="T28">mpfr</text:span><text:span text:style-name="T19">.</text:span></text:p>
      <text:p text:style-name="P68"><text:span text:style-name="Source_20_Text"><text:span text:style-name="T34"/></text:span></text:p>
      <text:p text:style-name="P124"><text:span text:style-name="Source_20_Text"><text:span text:style-name="T34"/></text:span></text:p>
      <text:p text:style-name="P33"><text:span text:style-name="T96">4. </text:span><text:span text:style-name="T67">ZLI</text:span><text:span text:style-name="T68">B</text:span></text:p>
      <text:p text:style-name="P47"><text:span text:style-name="Source_20_Text"><text:span text:style-name="T77"/></text:span></text:p>
      <text:p text:style-name="P15">Some of the above commands won’t work in some versions of ubuntu.</text:p>
      <text:p text:style-name="P15"><text:span text:style-name="Teletype"><text:span text:style-name="T49">So go to </text:span></text:span><text:a xlink:type="simple" xlink:href="https://packages.ubuntu.com/search?keywords=zlib" text:style-name="Internet_20_link" text:visited-style-name="Visited_20_Internet_20_Link"><text:span text:style-name="Teletype"><text:span text:style-name="T49">https://packages.ubuntu.com/search?keywords=zlib </text:span></text:span></text:a><text:span text:style-name="Teletype"><text:span text:style-name="T1"><text:s/></text:span></text:span><text:span text:style-name="Teletype"><text:span text:style-name="T50">and check versions of packages. Skip packages for other ubuntu versions.</text:span></text:span></text:p>
      <text:p text:style-name="P120"><text:span text:style-name="Source_20_Text"><text:span text:style-name="T77"/></text:span></text:p>
      <text:p text:style-name="P47"><text:span text:style-name="T3">go to </text:span><text:a xlink:type="simple" xlink:href="https://zlib.net/" text:style-name="Internet_20_link" text:visited-style-name="Visited_20_Internet_20_Link"><text:span text:style-name="T3">https://zlib.net/</text:span></text:a></text:p>
      <text:p text:style-name="P6">Download the latest version in Unix/Linux Source category</text:p>
      <text:p text:style-name="P6">Eg: zlib-1.2.11.tar.gz</text:p>
      <text:p text:style-name="P6">Extract the downloaded file.</text:p>
      <text:p text:style-name="P6">Go to the folder and open a terminal.</text:p>
      <text:p text:style-name="P56"><text:span text:style-name="T11">I</text:span><text:span text:style-name="T9">n the terminal run the following commands :-</text:span></text:p>
      <text:p text:style-name="P41"><text:s text:c="15"/></text:p>
      <text:p text:style-name="P56"><text:span text:style-name="T18"><text:s text:c="16"/></text:span><text:span text:style-name="T75">./</text:span><text:span text:style-name="T76">configure</text:span></text:p>
      <text:p text:style-name="P96"><text:s text:c="8"/>make </text:p>
      <text:p text:style-name="P96"><text:s text:c="8"/>sudo make install</text:p>
      <text:p text:style-name="P81"/>
      <text:p text:style-name="P66"><text:span text:style-name="T19"><text:s text:c="13"/>(if any of these commands does’nt work add or remove sudo from it</text:span><text:span text:style-name="T20">)</text:span></text:p>
      <text:p text:style-name="P20"/>
      <text:p text:style-name="P66"><text:span text:style-name="T19">These steps should lead to a successful installation of </text:span><text:span text:style-name="T55">ZLIB</text:span><text:span text:style-name="T19">.</text:span></text:p>
      <text:p text:style-name="P23"/>
      <text:p text:style-name="P72"><text:soft-page-break/><text:span text:style-name="T58">5</text:span><text:span text:style-name="T19">. </text:span><text:span text:style-name="T29">BOOST LIBRARIES</text:span></text:p>
      <text:p text:style-name="P21"/>
      <text:p text:style-name="P67"><text:span text:style-name="T19">I</text:span><text:span text:style-name="T1">nitial Steps :-</text:span></text:p>
      <text:p text:style-name="P25"/>
      <text:p text:style-name="Preformatted_20_Text"><text:span text:style-name="Source_20_Text"><text:span text:style-name="T73">sudo apt-get update</text:span></text:span></text:p>
      <text:p text:style-name="P128"/>
      <text:p text:style-name="Preformatted_20_Text"><text:span text:style-name="Source_20_Text"><text:span text:style-name="T73">sudo apt-get install python-dev</text:span></text:span></text:p>
      <text:p text:style-name="Preformatted_20_Text"><text:span text:style-name="Source_20_Text"><text:span text:style-name="T73"/></text:span></text:p>
      <text:p text:style-name="Preformatted_20_Text"><text:span text:style-name="Source_20_Text"><text:span text:style-name="T73">sudo apt-get install autotools-dev</text:span></text:span></text:p>
      <text:p text:style-name="Preformatted_20_Text"><text:span text:style-name="Source_20_Text"><text:span text:style-name="T73"/></text:span></text:p>
      <text:p text:style-name="Preformatted_20_Text"><text:span text:style-name="Source_20_Text"><text:span text:style-name="T73">sudo apt-get install libicu-dev</text:span></text:span></text:p>
      <text:p text:style-name="Preformatted_20_Text"><text:span text:style-name="Source_20_Text"><text:span text:style-name="T73"/></text:span></text:p>
      <text:p text:style-name="Preformatted_20_Text"><text:span text:style-name="Source_20_Text"><text:span text:style-name="T73">sudo apt-get install libbz2-dev</text:span></text:span></text:p>
      <text:p text:style-name="Preformatted_20_Text"><text:span text:style-name="Source_20_Text"><text:span text:style-name="T73"/></text:span></text:p>
      <text:p text:style-name="Preformatted_20_Text"><text:span text:style-name="Source_20_Text"><text:span text:style-name="T73">sudo apt-get install python-pyicu</text:span></text:span></text:p>
      <text:p text:style-name="Preformatted_20_Text"><text:span text:style-name="Source_20_Text"><text:span text:style-name="T73"/></text:span></text:p>
      <text:p text:style-name="Preformatted_20_Text"><text:span text:style-name="Source_20_Text"><text:span text:style-name="T73">sudo apt-get install python-pyicu-dbg</text:span></text:span></text:p>
      <text:p text:style-name="Preformatted_20_Text"><text:span text:style-name="Source_20_Text"><text:span text:style-name="T73"/></text:span></text:p>
      <text:p text:style-name="Preformatted_20_Text"><text:span text:style-name="Source_20_Text"><text:span text:style-name="T82">sudo apt-get install </text:span></text:span><text:span text:style-name="Source_20_Text"><text:span text:style-name="T83">l</text:span></text:span><text:span text:style-name="Source_20_Text"><text:span text:style-name="T82">zma</text:span></text:span></text:p>
      <text:p text:style-name="Preformatted_20_Text"><text:span text:style-name="Source_20_Text"><text:span text:style-name="T82"/></text:span></text:p>
      <text:p text:style-name="Preformatted_20_Text"><text:span text:style-name="Source_20_Text"><text:span text:style-name="T82">sudo apt-get install </text:span></text:span><text:span text:style-name="Source_20_Text"><text:span text:style-name="T83">l</text:span></text:span><text:span text:style-name="Source_20_Text"><text:span text:style-name="T82">iblzma-dev</text:span></text:span></text:p>
      <text:p text:style-name="Preformatted_20_Text"><text:span text:style-name="Source_20_Text"><text:span text:style-name="T82"/></text:span></text:p>
      <text:p text:style-name="Preformatted_20_Text"><text:span text:style-name="Source_20_Text"><text:span text:style-name="T73">sudo apt-get install lzma-dev</text:span></text:span></text:p>
      <text:p text:style-name="P123"><text:span text:style-name="Source_20_Text"/></text:p>
      <text:p text:style-name="P70"><text:span text:style-name="T19">t</text:span><text:span text:style-name="T1">hen,</text:span></text:p>
      <text:p text:style-name="P2">go to <text:a xlink:type="simple" xlink:href="https://www.boost.org/" text:style-name="Internet_20_link" text:visited-style-name="Visited_20_Internet_20_Link">https://www.boost.org/</text:a></text:p>
      <text:p text:style-name="P7">go to the downloads page </text:p>
      <text:p text:style-name="P7">Eg : <text:a xlink:type="simple" xlink:href="https://dl.bintray.com/boostorg/release/1.67.0/source/" text:style-name="Internet_20_link" text:visited-style-name="Visited_20_Internet_20_Link">https://dl.bintray.com/boostorg/release/1.67.0/source/</text:a></text:p>
      <text:p text:style-name="P7">Find the latest version of boost(for Unix/Linux Source) and download it.</text:p>
      <text:p text:style-name="P7">Eg : boost_1_67_0.tar.gz</text:p>
      <text:p text:style-name="P2">Extract the downloaded file.</text:p>
      <text:p text:style-name="P2">Go to the folder and open a terminal</text:p>
      <text:p text:style-name="P49"><text:span text:style-name="T18"><text:s/></text:span><text:span text:style-name="T10">I</text:span><text:span text:style-name="T9">n the terminal run the following commands :-</text:span></text:p>
      <text:p text:style-name="P71"><text:span text:style-name="T19"><text:s text:c="13"/></text:span><text:span text:style-name="T86"><text:s/></text:span></text:p>
      <text:p text:style-name="P71"><text:span text:style-name="T86"><text:s text:c="8"/></text:span><text:span text:style-name="T90">./bootstrap.sh</text:span></text:p>
      <text:p text:style-name="P85"><text:s text:c="8"/>./b2</text:p>
      <text:p text:style-name="P98"><text:s text:c="8"/><text:span text:style-name="T96">sudo </text:span>./b2 install</text:p>
      <text:p text:style-name="P83"/>
      <text:p text:style-name="P77"><text:span text:style-name="T59"><text:s text:c="8"/></text:span><text:span text:style-name="T19">(if any of these commands does’nt work add or remove sudo from it)</text:span></text:p>
      <text:p text:style-name="P77"/>
      <text:p text:style-name="P59"><text:span text:style-name="T19">These steps should lead to a successful installation of </text:span><text:span text:style-name="T21">boost libraries</text:span><text:span text:style-name="T19">.</text:span></text:p>
      <text:p text:style-name="P136"/>
      <text:p text:style-name="P125"/>
      <text:p text:style-name="P110"><text:span text:style-name="T96">6</text:span>. OPENGL</text:p>
      <text:p text:style-name="P110"/>
      <text:p text:style-name="P101"><text:span text:style-name="Source_20_Text"><text:span text:style-name="T61"/></text:span></text:p>
      <text:p text:style-name="P101"><text:span text:style-name="Source_20_Text"><text:span text:style-name="T70">sudo apt-get update</text:span></text:span></text:p>
      <text:p text:style-name="P101"><text:span text:style-name="Source_20_Text"><text:span text:style-name="T70"/></text:span></text:p>
      <text:p text:style-name="P101"><text:span text:style-name="Source_20_Text"><text:span text:style-name="T70">sudo apt-get upgrade</text:span></text:span></text:p>
      <text:p text:style-name="P101"><text:span text:style-name="Source_20_Text"><text:span text:style-name="T70"/></text:span></text:p>
      <text:p text:style-name="P101"><text:span text:style-name="Source_20_Text"><text:span text:style-name="T70">sudo apt-get install freeglut3</text:span></text:span></text:p>
      <text:p text:style-name="P101"><text:span text:style-name="Source_20_Text"><text:span text:style-name="T70"><text:s/></text:span></text:span></text:p>
      <text:p text:style-name="P101"><text:span text:style-name="Source_20_Text"><text:span text:style-name="T70">sudo apt-get install freeglut3-dev</text:span></text:span></text:p>
      <text:p text:style-name="P101"><text:span text:style-name="Source_20_Text"><text:span text:style-name="T70"/></text:span></text:p>
      <text:p text:style-name="P113"><text:soft-page-break/><text:span text:style-name="Teletype"><text:span text:style-name="T73">sudo apt-get install binutils-gold</text:span></text:span></text:p>
      <text:p text:style-name="P113"><text:span text:style-name="Teletype"><text:span text:style-name="T73"/></text:span></text:p>
      <text:p text:style-name="P113"><text:span text:style-name="Teletype"><text:span text:style-name="T74">sudo apt-get install g++ cmake</text:span></text:span></text:p>
      <text:p text:style-name="P113"><text:span text:style-name="Teletype"><text:span text:style-name="T74"/></text:span></text:p>
      <text:p text:style-name="P43"><text:span text:style-name="Teletype"><text:span text:style-name="T81">sudo apt-get install libglew-dev</text:span></text:span></text:p>
      <text:p text:style-name="P43"><text:span text:style-name="Teletype"><text:span text:style-name="T81"/></text:span></text:p>
      <text:p text:style-name="P113"><text:span text:style-name="Teletype"><text:span text:style-name="T74">sudo apt-get install g++</text:span></text:span></text:p>
      <text:p text:style-name="P113"><text:span text:style-name="Teletype"><text:span text:style-name="T74"/></text:span></text:p>
      <text:p text:style-name="P113"><text:span text:style-name="Teletype"><text:span text:style-name="T74">sudo apt-get install mesa-common-dev</text:span></text:span></text:p>
      <text:p text:style-name="P113"><text:span text:style-name="Teletype"><text:span text:style-name="T74"/></text:span></text:p>
      <text:p text:style-name="P111"><text:span text:style-name="Source_20_Text"><text:span text:style-name="T74">sudo apt-get install libglew1.5-dev</text:span></text:span></text:p>
      <text:p text:style-name="P111"><text:span text:style-name="Source_20_Text"><text:span text:style-name="T74"/></text:span></text:p>
      <text:p text:style-name="P114"><text:span text:style-name="Teletype"><text:span text:style-name="T74">sudo apt-get install libglm-dev</text:span></text:span></text:p>
      <text:p text:style-name="P115"><text:span text:style-name="Teletype"><text:span text:style-name="T74"/></text:span></text:p>
      <text:p text:style-name="P115"><text:span text:style-name="Teletype"><text:span text:style-name="T74">sudo apt-get install libglu1-mesa-dev -y</text:span></text:span></text:p>
      <text:p text:style-name="P115"><text:span text:style-name="Teletype"><text:span text:style-name="T74"/></text:span></text:p>
      <text:p text:style-name="P115"><text:span text:style-name="Teletype"><text:span text:style-name="T74"/></text:span></text:p>
      <text:p text:style-name="P11">Some of the above commands won’t work in some versions of ubuntu.</text:p>
      <text:p text:style-name="P12"><text:span text:style-name="Teletype"><text:span text:style-name="T49">So go to </text:span></text:span><text:a xlink:type="simple" xlink:href="https://packages.ubuntu.com/search?keywords=libqt4-opengl" text:style-name="Internet_20_link" text:visited-style-name="Visited_20_Internet_20_Link"><text:span text:style-name="Teletype"><text:span text:style-name="T49">https://packages.ubuntu.com/search?keywords=libqt4-opengl</text:span></text:span></text:a><text:a xlink:type="simple" xlink:href="https://packages.ubuntu.com/search?keywords=libqt4-opengl" text:style-name="Internet_20_link" text:visited-style-name="Visited_20_Internet_20_Link"><text:span text:style-name="Teletype"><text:span text:style-name="T1"> </text:span></text:span></text:a><text:span text:style-name="Teletype"><text:span text:style-name="T1"><text:s/></text:span></text:span><text:span text:style-name="Teletype"><text:span text:style-name="T50">and check versions of packages. Skip packages for other ubuntu versions.</text:span></text:span><text:span text:style-name="Teletype"><text:span text:style-name="T1"> </text:span></text:span></text:p>
      <text:p text:style-name="P12"><text:span text:style-name="Teletype"><text:span text:style-name="T4"/></text:span></text:p>
      <text:p text:style-name="P60"><text:span text:style-name="T19">These steps should lead to a successful installation of </text:span><text:span text:style-name="T51">OpenGL</text:span><text:span text:style-name="T19">.</text:span></text:p>
      <text:p text:style-name="P106"><text:span text:style-name="Teletype"><text:span text:style-name="T4"/></text:span></text:p>
      <text:p text:style-name="P107"><text:span text:style-name="Teletype"><text:span text:style-name="T23">7</text:span></text:span><text:span text:style-name="Teletype"><text:span text:style-name="T22">. TBB</text:span></text:span></text:p>
      <text:p text:style-name="P126"><text:span text:style-name="Source_20_Text"><text:span text:style-name="T74"><text:s/></text:span></text:span></text:p>
      <text:p text:style-name="P8">Initial Steps:-</text:p>
      <text:p text:style-name="P8"/>
      <text:p text:style-name="P103"><text:span text:style-name="Source_20_Text"><text:span text:style-name="T70">sudo apt-get </text:span></text:span><text:span text:style-name="Source_20_Text"><text:span text:style-name="T71">update</text:span></text:span></text:p>
      <text:p text:style-name="P103"><text:span text:style-name="Source_20_Text"><text:span text:style-name="T71"/></text:span></text:p>
      <text:p text:style-name="P116"><text:span text:style-name="Source_20_Text"><text:span text:style-name="T77">sudo apt-get install libtbb-dev</text:span></text:span></text:p>
      <text:p text:style-name="P117"><text:span text:style-name="Source_20_Text"><text:span text:style-name="T77"/></text:span></text:p>
      <text:p text:style-name="P13">Some of the above commands won’t work in some versions of ubuntu.</text:p>
      <text:p text:style-name="P13"><text:span text:style-name="Teletype"><text:span text:style-name="T49">So go to </text:span></text:span><text:a xlink:type="simple" xlink:href="https://packages.ubuntu.com/search?keywords=tbb" text:style-name="Internet_20_link" text:visited-style-name="Visited_20_Internet_20_Link"><text:span text:style-name="Teletype"><text:span text:style-name="T49">https://packages.ubuntu.com/search?keywords=tbb</text:span></text:span></text:a><text:span text:style-name="Teletype"><text:span text:style-name="T49"> </text:span></text:span><text:span text:style-name="Teletype"><text:span text:style-name="T1"><text:s/></text:span></text:span><text:span text:style-name="Teletype"><text:span text:style-name="T50">and check versions of packages. Skip packages for other ubuntu versions.</text:span></text:span><text:span text:style-name="Teletype"><text:span text:style-name="T1"> </text:span></text:span></text:p>
      <text:p text:style-name="P13"><text:span text:style-name="Teletype"><text:span text:style-name="T4"/></text:span></text:p>
      <text:p text:style-name="P61"><text:span text:style-name="T19">These steps should lead to a successful installation of </text:span><text:span text:style-name="T52">Intel’s TBB</text:span><text:span text:style-name="T19">.</text:span></text:p>
      <text:p text:style-name="P26"/>
      <text:p text:style-name="P31"><text:span text:style-name="T97">8. </text:span><text:span text:style-name="T66">QT</text:span></text:p>
      <text:p text:style-name="P36"/>
      <text:p text:style-name="P9">Initial Steps:-</text:p>
      <text:p text:style-name="P9"/>
      <text:p text:style-name="P104"><text:span text:style-name="Source_20_Text"><text:span text:style-name="T70">sudo apt-get </text:span></text:span><text:span text:style-name="Source_20_Text"><text:span text:style-name="T71">update</text:span></text:span></text:p>
      <text:p text:style-name="P104"><text:span text:style-name="Source_20_Text"><text:span text:style-name="T71"/></text:span></text:p>
      <text:p text:style-name="P118"><text:span text:style-name="Source_20_Text"><text:span text:style-name="T77">sudo apt-get install qt4-qmake</text:span></text:span></text:p>
      <text:p text:style-name="P118"><text:span text:style-name="Source_20_Text"><text:span text:style-name="T77"/></text:span></text:p>
      <text:p text:style-name="P118"><text:span text:style-name="Source_20_Text"><text:span text:style-name="T77">sudo apt-get install qt5-qmake</text:span></text:span></text:p>
      <text:p text:style-name="P118"><text:span text:style-name="Source_20_Text"><text:span text:style-name="T77"/></text:span></text:p>
      <text:p text:style-name="P118"><text:span text:style-name="Source_20_Text"><text:span text:style-name="T77">sudo apt-get install libpng-dev</text:span></text:span></text:p>
      <text:p text:style-name="P118"><text:span text:style-name="Source_20_Text"><text:span text:style-name="T77"/></text:span></text:p>
      <text:p text:style-name="P118"><text:span text:style-name="Source_20_Text"><text:span text:style-name="T77">sudo apt-get install zlib1g-dev</text:span></text:span></text:p>
      <text:p text:style-name="P118"><text:span text:style-name="Source_20_Text"><text:span text:style-name="T77"/></text:span></text:p>
      <text:p text:style-name="P118"><text:span text:style-name="Source_20_Text"><text:span text:style-name="T77">sudo apt-get install libfontconfig1</text:span></text:span></text:p>
      <text:p text:style-name="P118"><text:span text:style-name="Source_20_Text"><text:span text:style-name="T77"/></text:span></text:p>
      <text:p text:style-name="P108"><text:soft-page-break/><text:span text:style-name="Source_20_Text"><text:span text:style-name="T88">sudo apt-get install build-essential libgl1-mesa-dev</text:span></text:span></text:p>
      <text:p text:style-name="P108"><text:span text:style-name="Source_20_Text"><text:span text:style-name="T88"/></text:span></text:p>
      <text:p text:style-name="P108"><text:span text:style-name="Source_20_Text"><text:span text:style-name="T88">sudo apt install qtchooser</text:span></text:span></text:p>
      <text:p text:style-name="P108"><text:span text:style-name="Source_20_Text"><text:span text:style-name="T84"/></text:span></text:p>
      <text:p text:style-name="P108"><text:span text:style-name="Source_20_Text"><text:span text:style-name="T88">sudo apt-get install qt5-default</text:span></text:span></text:p>
      <text:p text:style-name="P129"/>
      <text:p text:style-name="P3">go to <text:a xlink:type="simple" xlink:href="https://www.qt.io/download" text:style-name="Internet_20_link" text:visited-style-name="Visited_20_Internet_20_Link">https://www.qt.io/download</text:a></text:p>
      <text:p text:style-name="P44"><text:span text:style-name="T3">Download the latest version in Unix/Linux Source category </text:span><text:span text:style-name="T5">(the opensource version)</text:span></text:p>
      <text:p text:style-name="P3">Eg: qt-unified-linux-x64-3.0.4-online.run</text:p>
      <text:p text:style-name="P50"><text:span text:style-name="T2">Go to </text:span><text:span text:style-name="T8">containing folder</text:span><text:span text:style-name="T6"> </text:span><text:span text:style-name="T2">and open a terminal</text:span></text:p>
      <text:p text:style-name="P50"><text:span text:style-name="T18"><text:s/></text:span><text:span text:style-name="T11">I</text:span><text:span text:style-name="T9">n the terminal run the following commands :-</text:span></text:p>
      <text:p text:style-name="P38"><text:s text:c="15"/></text:p>
      <text:p text:style-name="P50"><text:span text:style-name="T18"><text:s text:c="16"/></text:span><text:span text:style-name="T76">chmod +x </text:span><text:span text:style-name="T78">&lt;your file name eg: qt-unified-linux-x64-3.0.4-online.run&gt;</text:span></text:p>
      <text:p text:style-name="P139"/>
      <text:p text:style-name="P75"><text:span text:style-name="T60"><text:s text:c="9"/></text:span><text:span text:style-name="T62">./</text:span><text:span text:style-name="T63">&lt;your file name eg: qt-unified-linux-x64-3.0.4-online.run&gt;</text:span></text:p>
      <text:p text:style-name="P78"/>
      <text:p text:style-name="P63"><text:span text:style-name="T19"><text:s text:c="13"/></text:span><text:span text:style-name="T54">Follow the instructions on the screen create an account and install it in <text:s/></text:span></text:p>
      <text:p text:style-name="P28"><text:s text:c="13"/>the default directory.</text:p>
      <text:p text:style-name="P63"><text:span text:style-name="T19"><text:s text:c="13"/>(if any of these commands does’nt work add or remove sudo from it</text:span><text:span text:style-name="T20">)</text:span></text:p>
      <text:p text:style-name="P17"/>
      <text:p text:style-name="P22"/>
      <text:p text:style-name="P62"><text:span text:style-name="T19">These steps should lead to a successful installation of </text:span><text:span text:style-name="T53">Qt.</text:span></text:p>
      <text:p text:style-name="P31"/>
      <text:p text:style-name="P32"><text:span text:style-name="T93">9. </text:span><text:span text:style-name="T69">QGLviewer</text:span></text:p>
      <text:p text:style-name="P37"/>
      <text:p text:style-name="P10">Initial Steps:-</text:p>
      <text:p text:style-name="P10"/>
      <text:p text:style-name="P105"><text:span text:style-name="Source_20_Text"><text:span text:style-name="T70">sudo apt-get </text:span></text:span><text:span text:style-name="Source_20_Text"><text:span text:style-name="T71">update</text:span></text:span></text:p>
      <text:p text:style-name="P105"><text:span text:style-name="Source_20_Text"><text:span text:style-name="T71"/></text:span></text:p>
      <text:p text:style-name="P119"><text:span text:style-name="Source_20_Text"><text:span text:style-name="T77">sudo apt-get install libqglviewer-dev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-dev-qt4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-dev-qt5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-doc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-headers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2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2-qt4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>sudo apt-get install libqglviewer2-qt5</text:span></text:span></text:p>
      <text:p text:style-name="P119"><text:span text:style-name="Source_20_Text"><text:span text:style-name="T77"/></text:span></text:p>
      <text:p text:style-name="P119"><text:span text:style-name="Source_20_Text"><text:span text:style-name="T77"/></text:span></text:p>
      <text:p text:style-name="P14">Some of the above commands won’t work in some versions of ubuntu.</text:p>
      <text:p text:style-name="P14"><text:span text:style-name="Teletype"><text:span text:style-name="T49">So go to </text:span></text:span><text:a xlink:type="simple" xlink:href="https://packages.ubuntu.com/search?keywords=qglviewer" text:style-name="Internet_20_link" text:visited-style-name="Visited_20_Internet_20_Link"><text:span text:style-name="Teletype"><text:span text:style-name="T49">https://packages.ubuntu.com/search?keywords=qglviewer</text:span></text:span></text:a><text:span text:style-name="Teletype"><text:span text:style-name="T1"> </text:span></text:span><text:span text:style-name="Teletype"><text:span text:style-name="T50">and check versions of packages. Skip packages for other ubuntu versions.</text:span></text:span></text:p>
      <text:p text:style-name="P119"><text:span text:style-name="Source_20_Text"><text:span text:style-name="T77"/></text:span></text:p>
      <text:p text:style-name="P45"><text:span text:style-name="T3">go to </text:span><text:a xlink:type="simple" xlink:href="http://libqglviewer.com/installUnix.html#linux" text:style-name="Internet_20_link" text:visited-style-name="Visited_20_Internet_20_Link"><text:span text:style-name="T3">http://libqglviewer.com/installUnix.html#linux</text:span></text:a></text:p>
      <text:p text:style-name="P5"><text:soft-page-break/>Download the latest version in Unix/Linux Source category</text:p>
      <text:p text:style-name="P5">Eg: libQGLViewer-2.7.1.tar.gz</text:p>
      <text:p text:style-name="P5">Extract the downloaded file.</text:p>
      <text:p text:style-name="P51"><text:span text:style-name="T2">Go to the </text:span><text:span text:style-name="T8">f</text:span><text:span text:style-name="T2">older and open a terminal.</text:span></text:p>
      <text:p text:style-name="P51"><text:span text:style-name="T18"><text:s/></text:span><text:span text:style-name="T11">I</text:span><text:span text:style-name="T9">n the terminal run the following commands :-</text:span></text:p>
      <text:p text:style-name="P39"><text:s text:c="15"/></text:p>
      <text:p text:style-name="P52"><text:span text:style-name="T18"><text:s text:c="17"/></text:span><text:span text:style-name="T79">qmake</text:span></text:p>
      <text:p text:style-name="P140"/>
      <text:p text:style-name="P86"><text:s text:c="8"/>sudo make </text:p>
      <text:p text:style-name="P86"/>
      <text:p text:style-name="P86"><text:s text:c="8"/>sudo make install</text:p>
      <text:p text:style-name="P79"/>
      <text:p text:style-name="P64"><text:span text:style-name="T19"><text:s text:c="13"/>(if any of these commands does’nt work add or remove sudo from it</text:span><text:span text:style-name="T20">)</text:span></text:p>
      <text:p text:style-name="P18"/>
      <text:p text:style-name="P64"><text:span text:style-name="T19">These steps should lead to a successful installation of </text:span><text:span text:style-name="T56">QGLviewer</text:span><text:span text:style-name="T19">.</text:span></text:p>
      <text:p text:style-name="P53"><text:span text:style-name="Source_20_Text"><text:span text:style-name="T24"/></text:span></text:p>
      <text:p text:style-name="P53"><text:span text:style-name="Source_20_Text"><text:span text:style-name="T24">1</text:span></text:span><text:span text:style-name="Source_20_Text"><text:span text:style-name="T25">0</text:span></text:span><text:span text:style-name="Source_20_Text"><text:span text:style-name="T24">. CGAL</text:span></text:span></text:p>
      <text:p text:style-name="P53"><text:span text:style-name="Source_20_Text"><text:span text:style-name="T24"/></text:span></text:p>
      <text:p text:style-name="P4">go to <text:a xlink:type="simple" xlink:href="https://github.com/CGAL/cgal/releases" text:style-name="Internet_20_link" text:visited-style-name="Visited_20_Internet_20_Link">https://github.com/CGAL/cgal/releases</text:a></text:p>
      <text:p text:style-name="P46"><text:span text:style-name="T3">Download the </text:span><text:span text:style-name="T7">release</text:span><text:span text:style-name="T3"> in Unix/Linux Source category.</text:span></text:p>
      <text:p text:style-name="P4">Eg: CGAL-4.12.tar.xz</text:p>
      <text:p text:style-name="P4"><text:s text:c="12"/>Extract the downloaded file.</text:p>
      <text:p text:style-name="P4"><text:s text:c="12"/>Copy it to the home folder.</text:p>
      <text:p text:style-name="P4">Go to the copied folder in home and open a terminal</text:p>
      <text:p text:style-name="P54"><text:span text:style-name="T18"><text:s/></text:span><text:span text:style-name="T11">I</text:span><text:span text:style-name="T9">n the terminal run the following commands :-</text:span></text:p>
      <text:p text:style-name="P40"><text:s text:c="15"/></text:p>
      <text:p text:style-name="P57"><text:span text:style-name="T18"><text:s text:c="15"/></text:span><text:span text:style-name="T80">sudo </text:span><text:span text:style-name="Source_20_Text"><text:span text:style-name="T85">cmake -DCMAKE_PREFIX_PATH=/opt/Qt/5.11.0/gcc_64/ .</text:span></text:span></text:p>
      <text:p text:style-name="P87"><text:s text:c="7"/>sudo make </text:p>
      <text:p text:style-name="P87"><text:s text:c="7"/>sudo make install</text:p>
      <text:p text:style-name="P80"/>
      <text:p text:style-name="P65"><text:span text:style-name="T19"><text:s text:c="13"/>(if any of these commands does’nt work add or remove sudo from it</text:span><text:span text:style-name="T20">)</text:span></text:p>
      <text:p text:style-name="P19"/>
      <text:p text:style-name="P24">These steps should lead to a successful installation of cmake.</text:p>
      <text:p text:style-name="P24"/>
      <text:p text:style-name="P29">Note:-</text:p>
      <text:p text:style-name="P29">After running cmake in CGAL directory, If it shows any errors or missing libraries, <text:s/>it means that the installation of that library was not successful.</text:p>
      <text:p text:style-name="P29">Install the libraries again and then reinstall CGAL.</text:p>
      <text:p text:style-name="P69"><text:span text:style-name="Source_20_Text"><text:span text:style-name="T12"/></text:span></text:p>
      <text:p text:style-name="P121"><text:span text:style-name="Source_20_Text"><text:span text:style-name="T26">Compile Examples </text:span></text:span></text:p>
      <text:p text:style-name="P121"><text:span text:style-name="Source_20_Text"><text:span text:style-name="T26"/></text:span></text:p>
      <text:p text:style-name="P121"><text:span text:style-name="Source_20_Text"><text:span text:style-name="T44">Go to CGA-&gt;examples folder</text:span></text:span><text:span text:style-name="Source_20_Text"><text:span text:style-name="T47">(select an example)</text:span></text:span><text:span text:style-name="Source_20_Text"><text:span text:style-name="T44"> and run follow</text:span></text:span><text:span text:style-name="Source_20_Text"><text:span text:style-name="T45">ing commands</text:span></text:span></text:p>
      <text:p text:style-name="P53"><text:span text:style-name="Source_20_Text"><text:span text:style-name="T24"/></text:span></text:p>
      <text:p text:style-name="P82"><text:span text:style-name="Source_20_Text"><text:span text:style-name="T89">sudo cmake -DCMAKE_PREFIX_PATH=/opt/Qt/5.11.0/gcc_64/ -DCGAL_DIR=/home/ivan/CGAL-4.12/ .</text:span></text:span></text:p>
      <text:p text:style-name="P82"><text:span text:style-name="Source_20_Text"><text:span text:style-name="T89"/></text:span></text:p>
      <text:p text:style-name="P97"><text:span text:style-name="Source_20_Text"><text:span text:style-name="T87">sudo make </text:span></text:span></text:p>
      <text:p text:style-name="P88"><text:span text:style-name="Source_20_Text"><text:span text:style-name="T36"/></text:span></text:p>
      <text:p text:style-name="P88"><text:soft-page-break/><text:span text:style-name="Source_20_Text"><text:span text:style-name="T36">then run the generated output.</text:span></text:span></text:p>
      <text:p text:style-name="P88"><text:span text:style-name="Source_20_Text"><text:span text:style-name="T36"/></text:span></text:p>
      <text:p text:style-name="P122"><text:span text:style-name="Source_20_Text"><text:span text:style-name="T27">C</text:span></text:span><text:span text:style-name="Source_20_Text"><text:span text:style-name="T26">ompile </text:span></text:span><text:span text:style-name="Source_20_Text"><text:span text:style-name="T27">Demos</text:span></text:span><text:span text:style-name="Source_20_Text"><text:span text:style-name="T26"> </text:span></text:span></text:p>
      <text:p text:style-name="P122"><text:span text:style-name="Source_20_Text"><text:span text:style-name="T26"/></text:span></text:p>
      <text:p text:style-name="P122"><text:span text:style-name="Source_20_Text"><text:span text:style-name="T44">Go to CGA-&gt;</text:span></text:span><text:span text:style-name="Source_20_Text"><text:span text:style-name="T46">Demos</text:span></text:span><text:span text:style-name="Source_20_Text"><text:span text:style-name="T44"> folder</text:span></text:span><text:span text:style-name="Source_20_Text"><text:span text:style-name="T47">(Select a demo)</text:span></text:span><text:span text:style-name="Source_20_Text"><text:span text:style-name="T44"> and run follow</text:span></text:span><text:span text:style-name="Source_20_Text"><text:span text:style-name="T45">ing commands</text:span></text:span></text:p>
      <text:p text:style-name="P55"><text:span text:style-name="Source_20_Text"><text:span text:style-name="T24"/></text:span></text:p>
      <text:p text:style-name="P82"><text:span text:style-name="Source_20_Text"><text:span text:style-name="T89">sudo cmake -DCMAKE_PREFIX_PATH=/opt/Qt/5.11.0/gcc_64/ -DCGAL_DIR=/home/ivan/CGAL-4.12/ .</text:span></text:span></text:p>
      <text:p text:style-name="P82"><text:span text:style-name="Source_20_Text"><text:span text:style-name="T89"/></text:span></text:p>
      <text:p text:style-name="P97">sudo make </text:p>
      <text:p text:style-name="P97"><text:span text:style-name="Source_20_Text"><text:span text:style-name="T33">(if any of these commands does’nt work add or remove sudo from it</text:span></text:span><text:span text:style-name="Source_20_Text"><text:span text:style-name="T35">)</text:span></text:span></text:p>
      <text:p text:style-name="P89"><text:span text:style-name="Source_20_Text"><text:span text:style-name="T36"/></text:span></text:p>
      <text:p text:style-name="P89"><text:span text:style-name="Source_20_Text"><text:span text:style-name="T36">then run the generated output.</text:span></text:span></text:p>
      <text:p text:style-name="P89"><text:span text:style-name="Source_20_Text"><text:span text:style-name="T36"/></text:span></text:p>
      <text:p text:style-name="P89"><text:span text:style-name="Source_20_Text"><text:span text:style-name="T36"/></text:span></text:p>
      <text:p text:style-name="P90"><text:span text:style-name="Source_20_Text"><text:span text:style-name="T37">All these installations have been tested on ubuntu 18.04 bionic-beaver.</text:span></text:span></text:p>
      <text:p text:style-name="P91"><text:span text:style-name="Source_20_Text"><text:span text:style-name="T38">I suggest installing ubuntu 18.04 first.</text:span></text:span></text:p>
      <text:p text:style-name="P91"><text:span text:style-name="Source_20_Text"><text:span text:style-name="T38"/></text:span></text:p>
      <text:p text:style-name="P95"><text:span text:style-name="Source_20_Text"><text:span text:style-name="T43">Note:-</text:span></text:span></text:p>
      <text:p text:style-name="P95"><text:span text:style-name="Source_20_Text"><text:span text:style-name="T43"/></text:span></text:p>
      <text:list xml:id="list2815338480" text:style-name="L2">
        <text:list-item>
          <text:p text:style-name="P141"><text:span text:style-name="Source_20_Text"><text:span text:style-name="T17">There are many more programs to be installed for the proper working of CGAL. This is just a basic installation.</text:span></text:span></text:p>
        </text:list-item>
      </text:list>
      <text:p text:style-name="P95"><text:span text:style-name="Source_20_Text"><text:span text:style-name="T43"/></text:span></text:p>
      <text:list xml:id="list3558199244" text:style-name="L3">
        <text:list-item>
          <text:p text:style-name="P142"><text:span text:style-name="Source_20_Text"><text:span text:style-name="T13">Many packages included are not needed </text:span></text:span><text:span text:style-name="Source_20_Text"><text:span text:style-name="T14">so please suggest edits and corrections.</text:span></text:span></text:p>
          <text:p text:style-name="P142"><text:span text:style-name="Source_20_Text"><text:span text:style-name="T14"/></text:span></text:p>
        </text:list-item>
        <text:list-item>
          <text:p text:style-name="P143"><text:span text:style-name="Source_20_Text"><text:span text:style-name="T15">If there are corrections please </text:span></text:span><text:span text:style-name="Source_20_Text"><text:span text:style-name="T16">send an Email.</text:span></text:span></text:p>
        </text:list-item>
      </text:list>
      <text:p text:style-name="P91"><text:span text:style-name="Source_20_Text"><text:span text:style-name="T38"/></text:span></text:p>
      <text:p text:style-name="P91"><text:span text:style-name="Source_20_Text"><text:span text:style-name="T38"/></text:span></text:p>
      <text:p text:style-name="P91"><text:span text:style-name="Source_20_Text"><text:span text:style-name="T38">Author :-</text:span></text:span></text:p>
      <text:p text:style-name="P92"><text:span text:style-name="Source_20_Text"><text:span text:style-name="T39">Ivan Biji</text:span></text:span></text:p>
      <text:p text:style-name="P93"><text:span text:style-name="Source_20_Text"><text:span text:style-name="T41">Email: </text:span></text:span><text:a xlink:type="simple" xlink:href="mailto:ivanbiji@icloud.com" text:style-name="Internet_20_link" text:visited-style-name="Visited_20_Internet_20_Link"><text:span text:style-name="Source_20_Text"><text:span text:style-name="T40">ivanbiji@icloud.com</text:span></text:span></text:a></text:p>
      <text:p text:style-name="P94"><text:span text:style-name="Source_20_Text"><text:span text:style-name="T42">GitHub: </text:span></text:span><text:a xlink:type="simple" xlink:href="https://github.com/ivanbiji" text:style-name="Internet_20_link" text:visited-style-name="Visited_20_Internet_20_Link"><text:span text:style-name="Source_20_Text"><text:span text:style-name="T42">https://github.com/ivanbiji</text:span></text:span></text:a></text:p>
      <text:p text:style-name="P27"><text:span text:style-name="Source_20_Text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0:14:20.717714198</meta:creation-date>
    <dc:date>2018-05-17T23:53:07.102539116</dc:date>
    <meta:editing-duration>PT4H25M48S</meta:editing-duration>
    <meta:editing-cycles>244</meta:editing-cycles>
    <meta:generator>LibreOffice/6.0.3.2$Linux_X86_64 LibreOffice_project/00m0$Build-2</meta:generator>
    <meta:document-statistic meta:table-count="0" meta:image-count="0" meta:object-count="0" meta:page-count="7" meta:paragraph-count="205" meta:word-count="1083" meta:character-count="7969" meta:non-whitespace-character-count="6545"/>
  </office:meta>
</office:document-meta>
</file>